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1402in"/>
        </style:tab-stops>
      </style:paragraph-properties>
    </style:style>
    <style:style style:name="P7" style:parent-style-name="Spistreści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1402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293in"/>
        </style:tab-stops>
      </style:paragraph-properties>
    </style:style>
    <style:style style:name="P14" style:parent-style-name="Spistreści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293in"/>
        </style:tab-stops>
      </style:paragraph-properties>
    </style:style>
    <style:style style:name="P15" style:parent-style-name="Nagłówek1" style:list-style-name="LFO1" style:family="paragraph">
      <style:text-properties fo:font-size="18pt" style:font-size-asian="18pt" style:font-size-complex="18pt"/>
    </style:style>
    <style:style style:name="P16" style:parent-style-name="Nagłówek1" style:list-style-name="LFO1" style:family="paragraph">
      <style:text-properties fo:font-size="18pt" style:font-size-asian="18pt" style:font-size-complex="18pt"/>
    </style:style>
    <style:style style:name="P17" style:parent-style-name="Nagłówek1" style:list-style-name="LFO1" style:family="paragraph">
      <style:text-properties fo:font-size="18pt" style:font-size-asian="18pt" style:font-size-complex="18pt"/>
    </style:style>
    <style:style style:name="P18" style:parent-style-name="Nagłówek1" style:list-style-name="LFO1" style:family="paragraph">
      <style:text-properties fo:font-size="18pt" style:font-size-asian="18pt" style:font-size-complex="18pt"/>
    </style:style>
    <style:style style:name="P19" style:parent-style-name="Nagłówek2" style:list-style-name="LFO1" style:family="paragraph">
      <style:text-properties fo:font-size="14pt" style:font-size-asian="14pt" style:font-size-complex="14pt"/>
    </style:style>
    <style:style style:name="P20" style:parent-style-name="Nagłówek2" style:list-style-name="LFO1" style:family="paragraph">
      <style:text-properties fo:font-size="14pt" style:font-size-asian="14pt" style:font-size-complex="14pt"/>
    </style:style>
    <style:style style:name="P21" style:parent-style-name="Nagłówek1" style:list-style-name="LFO1" style:family="paragraph">
      <style:text-properties fo:font-size="18pt" style:font-size-asian="18pt" style:font-size-complex="18pt"/>
    </style:style>
    <style:style style:name="P22" style:parent-style-name="Nagłówek1" style:list-style-name="LFO1" style:family="paragraph">
      <style:text-properties fo:font-size="18pt" style:font-size-asian="18pt" style:font-size-complex="18pt"/>
    </style:style>
    <style:style style:name="P23" style:parent-style-name="Nagłówek1" style:list-style-name="LFO1" style:family="paragraph">
      <style:text-properties fo:font-size="18pt" style:font-size-asian="18pt" style:font-size-complex="18pt"/>
    </style:style>
    <style:style style:name="P24" style:parent-style-name="Nagłówek1" style:list-style-name="LFO1" style:family="paragraph">
      <style:text-properties fo:font-size="18pt" style:font-size-asian="18pt" style:font-size-complex="18pt"/>
    </style:style>
    <style:style style:name="P25" style:parent-style-name="Nagłówek1" style:list-style-name="LFO1" style:family="paragraph">
      <style:text-properties fo:font-size="18pt" style:font-size-asian="18pt" style:font-size-complex="18pt"/>
    </style:style>
    <style:style style:name="P26" style:parent-style-name="Nagłówek1" style:list-style-name="LFO1" style:family="paragraph">
      <style:text-properties fo:font-size="18pt" style:font-size-asian="18pt" style:font-size-complex="18pt"/>
    </style:style>
    <style:style style:name="P27" style:parent-style-name="Nagłówek1" style:list-style-name="LFO1" style:family="paragraph"/>
    <style:style style:name="T28" style:parent-style-name="Domyślnaczcionkaakapitu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3500" office:target-frame-name="_top" xlink:show="replace"><text:span text:style-name="Hiperłącze">1.</text:span><text:tab/><text:span text:style-name="Hiperłącze">Nazwa use case’u</text:span><text:tab/>1</text:a></text:p>
          <text:p text:style-name="P3"><text:a xlink:href="#_Toc193443501" office:target-frame-name="_top" xlink:show="replace"><text:span text:style-name="Hiperłącze">2.</text:span><text:tab/><text:span text:style-name="Hiperłącze">Wstęp</text:span><text:tab/>1</text:a></text:p>
          <text:p text:style-name="P4"><text:a xlink:href="#_Toc193443502" office:target-frame-name="_top" xlink:show="replace"><text:span text:style-name="Hiperłącze">3.</text:span><text:tab/><text:span text:style-name="Hiperłącze">Cel use case’u</text:span><text:tab/>1</text:a></text:p>
          <text:p text:style-name="P5"><text:a xlink:href="#_Toc193443503" office:target-frame-name="_top" xlink:show="replace"><text:span text:style-name="Hiperłącze">4.</text:span><text:tab/><text:span text:style-name="Hiperłącze">Lista aktorów</text:span><text:tab/>1</text:a></text:p>
          <text:p text:style-name="P6"><text:a xlink:href="#_Toc193443504" office:target-frame-name="_top" xlink:show="replace"><text:span text:style-name="Hiperłącze">4.1</text:span><text:tab/><text:span text:style-name="Hiperłącze">Aktor inicujący</text:span><text:tab/>1</text:a></text:p>
          <text:p text:style-name="P7"><text:a xlink:href="#_Toc193443505" office:target-frame-name="_top" xlink:show="replace"><text:span text:style-name="Hiperłącze">4.2</text:span><text:tab/><text:span text:style-name="Hiperłącze">Uczestnicy</text:span><text:tab/>1</text:a></text:p>
          <text:p text:style-name="P8"><text:a xlink:href="#_Toc193443506" office:target-frame-name="_top" xlink:show="replace"><text:span text:style-name="Hiperłącze">5.</text:span><text:tab/><text:span text:style-name="Hiperłącze">Przebieg use case’u</text:span><text:tab/>1</text:a></text:p>
          <text:p text:style-name="P9"><text:a xlink:href="#_Toc193443507" office:target-frame-name="_top" xlink:show="replace"><text:span text:style-name="Hiperłącze">6.</text:span><text:tab/><text:span text:style-name="Hiperłącze">Wyjątki</text:span><text:tab/>1</text:a></text:p>
          <text:p text:style-name="P10"><text:a xlink:href="#_Toc193443508" office:target-frame-name="_top" xlink:show="replace"><text:span text:style-name="Hiperłącze">7.</text:span><text:tab/><text:span text:style-name="Hiperłącze">Przebiegi alternatywne</text:span><text:tab/>1</text:a></text:p>
          <text:p text:style-name="P11"><text:a xlink:href="#_Toc193443509" office:target-frame-name="_top" xlink:show="replace"><text:span text:style-name="Hiperłącze">8.</text:span><text:tab/><text:span text:style-name="Hiperłącze">Zagadnienia implementacyjne</text:span><text:tab/>1</text:a></text:p>
          <text:p text:style-name="P12"><text:a xlink:href="#_Toc193443510" office:target-frame-name="_top" xlink:show="replace"><text:span text:style-name="Hiperłącze">9.</text:span><text:tab/><text:span text:style-name="Hiperłącze">Warunki rozpoczęcia use case’u</text:span><text:tab/>1</text:a></text:p>
          <text:p text:style-name="P13"><text:a xlink:href="#_Toc193443511" office:target-frame-name="_top" xlink:show="replace"><text:span text:style-name="Hiperłącze">10.</text:span><text:tab/><text:span text:style-name="Hiperłącze">Stan końcowy</text:span><text:tab/>1</text:a></text:p>
          <text:p text:style-name="P14"><text:a xlink:href="#_Toc193443512" office:target-frame-name="_top" xlink:show="replace"><text:span text:style-name="Hiperłącze">11.</text:span><text:tab/><text:span text:style-name="Hiperłącze">Nierozwiązane problemy</text:span><text:tab/>1</text:a></text:p>
        </text:index-body>
      </text:table-of-content>
      <text:p text:style-name="Normalny"/>
      <text:p text:style-name="Normalny"/>
      <text:list text:style-name="LFO1" text:continue-numbering="true">
        <text:list-item>
          <text:p text:style-name="P15"><text:bookmark-start text:name="_Toc193443500"/><text:soft-page-break/>Nazwa use case’u<text:bookmark-end text:name="_Toc193443500"/></text:p>
        </text:list-item>
      </text:list>
      <text:list text:style-name="LFO1" text:continue-numbering="true">
        <text:list-item>
          <text:p text:style-name="P16"><text:bookmark-start text:name="_Toc193443501"/>Wstęp<text:bookmark-end text:name="_Toc193443501"/></text:p>
        </text:list-item>
      </text:list>
      <text:list text:style-name="LFO1" text:continue-numbering="true">
        <text:list-item>
          <text:p text:style-name="P17"><text:bookmark-start text:name="_Toc193443502"/>Cel use case’u<text:bookmark-end text:name="_Toc193443502"/></text:p>
        </text:list-item>
      </text:list>
      <text:list text:style-name="LFO1" text:continue-numbering="true">
        <text:list-item>
          <text:p text:style-name="P18"><text:bookmark-start text:name="_Toc193443503"/>Lista aktorów<text:bookmark-end text:name="_Toc193443503"/></text:p>
        </text:list-item>
      </text:list>
      <text:list text:style-name="LFO1" text:continue-numbering="true">
        <text:list-item>
          <text:list>
            <text:list-item>
              <text:p text:style-name="P19"><text:bookmark-start text:name="_Toc193443504"/>Aktor inicujący<text:bookmark-end text:name="_Toc19344350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0"><text:bookmark-start text:name="_Toc193443505"/>Uczestnicy<text:bookmark-end text:name="_Toc193443505"/></text:p>
            </text:list-item>
          </text:list>
        </text:list-item>
      </text:list>
      <text:list text:style-name="LFO1" text:continue-numbering="true">
        <text:list-item>
          <text:p text:style-name="P21"><text:bookmark-start text:name="_Toc193443506"/>Przebieg use case’u<text:bookmark-end text:name="_Toc193443506"/></text:p>
        </text:list-item>
      </text:list>
      <text:list text:style-name="LFO1" text:continue-numbering="true">
        <text:list-item>
          <text:p text:style-name="P22"><text:bookmark-start text:name="_Toc193443507"/>Wyjątki<text:bookmark-end text:name="_Toc193443507"/></text:p>
        </text:list-item>
      </text:list>
      <text:list text:style-name="LFO1" text:continue-numbering="true">
        <text:list-item>
          <text:p text:style-name="P23"><text:bookmark-start text:name="_Toc193443508"/>Przebiegi alternatywne<text:bookmark-end text:name="_Toc193443508"/></text:p>
        </text:list-item>
      </text:list>
      <text:list text:style-name="LFO1" text:continue-numbering="true">
        <text:list-item>
          <text:p text:style-name="P24"><text:bookmark-start text:name="_Toc193443509"/>Zagadnienia implementacyjne<text:bookmark-end text:name="_Toc193443509"/></text:p>
        </text:list-item>
      </text:list>
      <text:list text:style-name="LFO1" text:continue-numbering="true">
        <text:list-item>
          <text:p text:style-name="P25"><text:bookmark-start text:name="_Toc193443510"/>Warunki rozpoczęcia use case’u<text:bookmark-end text:name="_Toc193443510"/></text:p>
        </text:list-item>
      </text:list>
      <text:list text:style-name="LFO1" text:continue-numbering="true">
        <text:list-item>
          <text:p text:style-name="P26"><text:bookmark-start text:name="_Toc193443511"/>Stan końcowy<text:bookmark-end text:name="_Toc193443511"/></text:p>
        </text:list-item>
      </text:list>
      <text:list text:style-name="LFO1" text:continue-numbering="true">
        <text:list-item>
          <text:p text:style-name="P27"><text:bookmark-start text:name="_Toc193443512"/><text:span text:style-name="T28">Nierozwiązane problemy</text:span><text:bookmark-end text:name="_Toc193443512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55:00Z</meta:creation-date>
    <dc:date>2025-04-03T18:16:00Z</dc:date>
    <meta:template xlink:href="Normal.dotm" xlink:type="simple"/>
    <meta:editing-cycles>6</meta:editing-cycles>
    <meta:editing-duration>PT1080S</meta:editing-duration>
    <meta:document-statistic meta:page-count="2" meta:paragraph-count="1" meta:word-count="140" meta:character-count="984" meta:row-count="7" meta:non-whitespace-character-count="845"/>
  </office:meta>
</office:document-meta>
</file>